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7dc8" officeooo:paragraph-rsid="00007dc8"/>
    </style:style>
    <style:style style:name="P2" style:family="paragraph" style:parent-style-name="Standard">
      <style:text-properties fo:font-weight="bold" officeooo:rsid="00007dc8" officeooo:paragraph-rsid="00007dc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ned String</text:p>
      <text:p text:style-name="P1"><text:s/>JVM uses a unique instance for string literals with the same character sequence in order to improve efficiency and save memory. Such an instance is called an interned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00:00:48.454280800</meta:creation-date>
    <dc:date>2021-07-20T00:02:13.438434617</dc:date>
    <meta:editing-duration>PT1M26S</meta:editing-duration>
    <meta:editing-cycles>1</meta:editing-cycles>
    <meta:document-statistic meta:table-count="0" meta:image-count="0" meta:object-count="0" meta:page-count="1" meta:paragraph-count="2" meta:word-count="31" meta:character-count="189" meta:non-whitespace-character-count="159"/>
    <meta:generator>LibreOffice/7.1.4.2$Linux_X86_64 LibreOffice_project/10$Build-2</meta:generator>
  </office:meta>
</office:document-meta>
</file>